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06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8"/>
        <table:table-column table:style-name="co4" table:number-columns-repeated="1019" table:default-cell-style-name="ce23"/>
        <table:table-column table:style-name="co4" table:number-columns-repeated="2" table:default-cell-style-name="Default"/>
        <table:table-row table:style-name="ro1">
          <table:table-cell table:style-name="ce21" office:value-type="string" calcext:value-type="string">
            <text:p>Socket bolt - DIN 912</text:p>
          </table:table-cell>
          <table:table-cell table:style-name="ce26"/>
          <table:table-cell table:style-name="ce21"/>
          <table:table-cell table:style-name="ce26" table:number-columns-repeated="1019"/>
          <table:table-cell table:number-columns-repeated="2"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M3x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 table:number-columns-spanned="1" table:number-rows-spanned="5">
            <text:p><text:a xlink:href="https://amzn.to/3uo4Ont" xlink:type="simple">https://amzn.to/3uo4Ont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x12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16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2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30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Countersunk bolt – DIN 7991</text:p>
          </table:table-cell>
          <table:table-cell table:style-name="ce26"/>
          <table:table-cell table:style-name="ce21"/>
          <table:table-cell table:style-name="ce26" table:number-columns-repeated="1019"/>
          <table:table-cell table:number-columns-repeated="2"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4" office:value-type="string" calcext:value-type="string">
            <text:p>M3x16</text:p>
          </table:table-cell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<text:a xlink:href="https://amzn.to/3B9y6Kv" xlink:type="simple">https://amzn.to/3B9y6Kv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amzn.to/3HbvkIs" xlink:type="simple">https://amzn.to/3HbvkIs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Button head bolt - ISO 7380</text:p>
          </table:table-cell>
          <table:table-cell table:style-name="ce26"/>
          <table:table-cell table:style-name="ce21"/>
          <table:table-cell table:style-name="ce26" table:number-columns-repeated="1019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5" office:value-type="string" calcext:value-type="string">
            <text:p>M4x10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<text:a xlink:href="https://amzn.to/3VSeCBT" xlink:type="simple">https://amzn.to/3VSeCBT</text:a></text:p>
          </table:table-cell>
          <table:table-cell table:style-name="ce25" table:number-columns-repeated="1021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 table:number-columns-spanned="1" table:number-rows-spanned="2">
            <text:p><text:a xlink:href="https://amzn.to/3VQarXd" xlink:type="simple">https://amzn.to/3VQarXd</text:a></text:p>
          </table:table-cell>
          <table:table-cell table:style-name="ce25" table:number-columns-repeated="1021"/>
        </table:table-row>
        <table:table-row table:style-name="ro1">
          <table:table-cell table:style-name="ce24" office:value-type="string" calcext:value-type="string">
            <text:p>M5x16</text:p>
          </table:table-cell>
          <table:table-cell table:style-name="ce24" office:value-type="float" office:value="4" calcext:value-type="float">
            <text:p>4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5x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<text:a xlink:href="https://amzn.to/3P2A05p" xlink:type="simple">https://amzn.to/3P2A05p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6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Hex Nut - <text:s/>DIN 934</text:p>
          </table:table-cell>
          <table:table-cell table:style-name="ce26"/>
          <table:table-cell table:style-name="ce21"/>
          <table:table-cell table:style-name="ce26" table:number-columns-repeated="1019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amzn.to/3XPAgse" xlink:type="simple">https://amzn.to/3XPAgse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XXURup" xlink:type="simple">https://amzn.to/3XXURup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Washer – DIN 125</text:p>
          </table:table-cell>
          <table:table-cell table:style-name="ce26"/>
          <table:table-cell table:style-name="ce21"/>
          <table:table-cell table:style-name="ce26" table:number-columns-repeated="1019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M4 (9x~4x0.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a xlink:href="https://amzn.to/3VADv5m" xlink:type="simple">https://amzn.to/3VADv5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(10x~5x1)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Fastener helpers</text:p>
          </table:table-cell>
          <table:table-cell table:style-name="ce26"/>
          <table:table-cell table:style-name="ce21"/>
          <table:table-cell table:style-name="ce26" table:number-columns-repeated="1019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Thread l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<text:a xlink:href="https://amzn.to/3uq78u8" xlink:type="simple">https://amzn.to/3uq78u8</text:a></text:span></text:p>
          </table:table-cell>
          <table:table-cell table:number-columns-repeated="1021"/>
        </table:table-row>
        <table:table-row table:style-name="ro1" table:number-rows-repeated="1048401">
          <table:table-cell table:number-columns-repeated="1024"/>
        </table:table-row>
        <table:table-row table:style-name="ro2" table:number-rows-repeated="1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21:54:12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5T14:27:02.169000000</dc:date>
    <meta:editing-duration>PT3H10M32S</meta:editing-duration>
    <meta:editing-cycles>113</meta:editing-cycles>
    <meta:document-statistic meta:table-count="1" meta:cell-count="68" meta:object-count="0"/>
  </office:meta>
</office:document-meta>
</file>